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khz" table:style-name="ta1">
        <table:shapes>
          <draw:frame draw:z-index="0" draw:style-name="gr1" draw:text-style-name="P1" svg:width="636.09pt" svg:height="445.92pt" svg:x="643.24pt" svg:y="15232.59pt">
            <loext:p draw:notify-on-update-of-ranges="5khz.A1:5khz.A1 5khz.A2:5khz.A1191 5khz.B1:5khz.B1 5khz.B2:5khz.B1191 5khz.A1:5khz.A1 5khz.A2:5khz.A1191 5khz.C1:5khz.C1 5khz.C2:5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" calcext:value-type="float">
            <text:p>0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" calcext:value-type="float">
            <text:p>0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0" calcext:value-type="float">
            <text:p>0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0" calcext:value-type="float">
            <text:p>0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100128" calcext:value-type="float">
            <text:p>0.0010012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100296" calcext:value-type="float">
            <text:p>0.0010029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00464" calcext:value-type="float">
            <text:p>0.001004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00632" calcext:value-type="float">
            <text:p>0.0010063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00968" calcext:value-type="float">
            <text:p>0.001009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01136" calcext:value-type="float">
            <text:p>0.0010113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01304" calcext:value-type="float">
            <text:p>0.0010130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01472" calcext:value-type="float">
            <text:p>0.0010147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01808" calcext:value-type="float">
            <text:p>0.0010180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01976" calcext:value-type="float">
            <text:p>0.001019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02144" calcext:value-type="float">
            <text:p>0.0010214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02312" calcext:value-type="float">
            <text:p>0.0010231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02648" calcext:value-type="float">
            <text:p>0.001026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02816" calcext:value-type="float">
            <text:p>0.0010281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2984" calcext:value-type="float">
            <text:p>0.001029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3152" calcext:value-type="float">
            <text:p>0.0010315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3488" calcext:value-type="float">
            <text:p>0.0010348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03656" calcext:value-type="float">
            <text:p>0.0010365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03824" calcext:value-type="float">
            <text:p>0.0010382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03992" calcext:value-type="float">
            <text:p>0.0010399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4328" calcext:value-type="float">
            <text:p>0.0010432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4496" calcext:value-type="float">
            <text:p>0.0010449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04664" calcext:value-type="float">
            <text:p>0.0010466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04832" calcext:value-type="float">
            <text:p>0.0010483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05168" calcext:value-type="float">
            <text:p>0.0010516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05336" calcext:value-type="float">
            <text:p>0.0010533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05504" calcext:value-type="float">
            <text:p>0.001055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05672" calcext:value-type="float">
            <text:p>0.0010567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06008" calcext:value-type="float">
            <text:p>0.0010600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06176" calcext:value-type="float">
            <text:p>0.0010617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06344" calcext:value-type="float">
            <text:p>0.0010634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106512" calcext:value-type="float">
            <text:p>0.001065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06848" calcext:value-type="float">
            <text:p>0.001068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07016" calcext:value-type="float">
            <text:p>0.001070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07184" calcext:value-type="float">
            <text:p>0.0010718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07352" calcext:value-type="float">
            <text:p>0.0010735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07688" calcext:value-type="float">
            <text:p>0.0010768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107856" calcext:value-type="float">
            <text:p>0.001078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08024" calcext:value-type="float">
            <text:p>0.0010802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08192" calcext:value-type="float">
            <text:p>0.0010819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08528" calcext:value-type="float">
            <text:p>0.0010852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08696" calcext:value-type="float">
            <text:p>0.0010869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08864" calcext:value-type="float">
            <text:p>0.0010886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109032" calcext:value-type="float">
            <text:p>0.00109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09368" calcext:value-type="float">
            <text:p>0.0010936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09536" calcext:value-type="float">
            <text:p>0.00109536</text:p>
          </table:table-cell>
          <table:table-cell office:value-type="float" office:value="0" calcext:value-type="float">
            <text:p>0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09704" calcext:value-type="float">
            <text:p>0.0010970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09872" calcext:value-type="float">
            <text:p>0.0010987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10208" calcext:value-type="float">
            <text:p>0.0011020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10376" calcext:value-type="float">
            <text:p>0.0011037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10544" calcext:value-type="float">
            <text:p>0.0011054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10712" calcext:value-type="float">
            <text:p>0.0011071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11048" calcext:value-type="float">
            <text:p>0.0011104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11216" calcext:value-type="float">
            <text:p>0.0011121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11384" calcext:value-type="float">
            <text:p>0.001113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11552" calcext:value-type="float">
            <text:p>0.0011155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11888" calcext:value-type="float">
            <text:p>0.0011188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12056" calcext:value-type="float">
            <text:p>0.001120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12224" calcext:value-type="float">
            <text:p>0.0011222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12392" calcext:value-type="float">
            <text:p>0.0011239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12728" calcext:value-type="float">
            <text:p>0.001127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12896" calcext:value-type="float">
            <text:p>0.001128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13064" calcext:value-type="float">
            <text:p>0.001130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13232" calcext:value-type="float">
            <text:p>0.001132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13568" calcext:value-type="float">
            <text:p>0.0011356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13736" calcext:value-type="float">
            <text:p>0.0011373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13904" calcext:value-type="float">
            <text:p>0.0011390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114072" calcext:value-type="float">
            <text:p>0.001140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4408" calcext:value-type="float">
            <text:p>0.001144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4576" calcext:value-type="float">
            <text:p>0.0011457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14744" calcext:value-type="float">
            <text:p>0.0011474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15248" calcext:value-type="float">
            <text:p>0.0011524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15416" calcext:value-type="float">
            <text:p>0.0011541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15584" calcext:value-type="float">
            <text:p>0.0011558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15752" calcext:value-type="float">
            <text:p>0.0011575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16088" calcext:value-type="float">
            <text:p>0.0011608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16256" calcext:value-type="float">
            <text:p>0.0011625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16424" calcext:value-type="float">
            <text:p>0.001164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16592" calcext:value-type="float">
            <text:p>0.001165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16928" calcext:value-type="float">
            <text:p>0.0011692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17096" calcext:value-type="float">
            <text:p>0.0011709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17264" calcext:value-type="float">
            <text:p>0.001172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17432" calcext:value-type="float">
            <text:p>0.001174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17768" calcext:value-type="float">
            <text:p>0.001177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17936" calcext:value-type="float">
            <text:p>0.001179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18104" calcext:value-type="float">
            <text:p>0.0011810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18272" calcext:value-type="float">
            <text:p>0.0011827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18608" calcext:value-type="float">
            <text:p>0.0011860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18776" calcext:value-type="float">
            <text:p>0.0011877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18944" calcext:value-type="float">
            <text:p>0.0011894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19112" calcext:value-type="float">
            <text:p>0.0011911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19448" calcext:value-type="float">
            <text:p>0.00119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19616" calcext:value-type="float">
            <text:p>0.0011961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19784" calcext:value-type="float">
            <text:p>0.0011978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19952" calcext:value-type="float">
            <text:p>0.0011995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120288" calcext:value-type="float">
            <text:p>0.0012028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20456" calcext:value-type="float">
            <text:p>0.0012045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20624" calcext:value-type="float">
            <text:p>0.0012062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20792" calcext:value-type="float">
            <text:p>0.0012079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21128" calcext:value-type="float">
            <text:p>0.0012112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21296" calcext:value-type="float">
            <text:p>0.0012129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21464" calcext:value-type="float">
            <text:p>0.001214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21632" calcext:value-type="float">
            <text:p>0.0012163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21968" calcext:value-type="float">
            <text:p>0.0012196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22136" calcext:value-type="float">
            <text:p>0.0012213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22304" calcext:value-type="float">
            <text:p>0.0012230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22472" calcext:value-type="float">
            <text:p>0.0012247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22808" calcext:value-type="float">
            <text:p>0.0012280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22976" calcext:value-type="float">
            <text:p>0.0012297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23144" calcext:value-type="float">
            <text:p>0.0012314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3312" calcext:value-type="float">
            <text:p>0.0012331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23648" calcext:value-type="float">
            <text:p>0.0012364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3816" calcext:value-type="float">
            <text:p>0.0012381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3984" calcext:value-type="float">
            <text:p>0.0012398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4152" calcext:value-type="float">
            <text:p>0.0012415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24488" calcext:value-type="float">
            <text:p>0.0012448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24656" calcext:value-type="float">
            <text:p>0.0012465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24824" calcext:value-type="float">
            <text:p>0.0012482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24992" calcext:value-type="float">
            <text:p>0.0012499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25328" calcext:value-type="float">
            <text:p>0.0012532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25496" calcext:value-type="float">
            <text:p>0.0012549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25664" calcext:value-type="float">
            <text:p>0.0012566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25832" calcext:value-type="float">
            <text:p>0.0012583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26168" calcext:value-type="float">
            <text:p>0.0012616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26336" calcext:value-type="float">
            <text:p>0.0012633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26504" calcext:value-type="float">
            <text:p>0.001265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26672" calcext:value-type="float">
            <text:p>0.001266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127008" calcext:value-type="float">
            <text:p>0.0012700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27176" calcext:value-type="float">
            <text:p>0.001271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27344" calcext:value-type="float">
            <text:p>0.0012734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27512" calcext:value-type="float">
            <text:p>0.0012751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27848" calcext:value-type="float">
            <text:p>0.001278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28016" calcext:value-type="float">
            <text:p>0.001280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28184" calcext:value-type="float">
            <text:p>0.0012818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28352" calcext:value-type="float">
            <text:p>0.0012835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28688" calcext:value-type="float">
            <text:p>0.0012868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28856" calcext:value-type="float">
            <text:p>0.0012885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29024" calcext:value-type="float">
            <text:p>0.00129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29192" calcext:value-type="float">
            <text:p>0.0012919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29528" calcext:value-type="float">
            <text:p>0.00129528</text:p>
          </table:table-cell>
          <table:table-cell office:value-type="float" office:value="0" calcext:value-type="float">
            <text:p>0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29696" calcext:value-type="float">
            <text:p>0.0012969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29864" calcext:value-type="float">
            <text:p>0.0012986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30032" calcext:value-type="float">
            <text:p>0.00130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30368" calcext:value-type="float">
            <text:p>0.001303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30536" calcext:value-type="float">
            <text:p>0.0013053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30704" calcext:value-type="float">
            <text:p>0.0013070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30872" calcext:value-type="float">
            <text:p>0.0013087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31208" calcext:value-type="float">
            <text:p>0.0013120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31376" calcext:value-type="float">
            <text:p>0.001313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31544" calcext:value-type="float">
            <text:p>0.0013154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31712" calcext:value-type="float">
            <text:p>0.0013171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32048" calcext:value-type="float">
            <text:p>0.0013204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32216" calcext:value-type="float">
            <text:p>0.0013221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32384" calcext:value-type="float">
            <text:p>0.0013238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2552" calcext:value-type="float">
            <text:p>0.0013255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2888" calcext:value-type="float">
            <text:p>0.001328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3056" calcext:value-type="float">
            <text:p>0.0013305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33224" calcext:value-type="float">
            <text:p>0.001332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33392" calcext:value-type="float">
            <text:p>0.0013339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33728" calcext:value-type="float">
            <text:p>0.0013372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3896" calcext:value-type="float">
            <text:p>0.0013389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4064" calcext:value-type="float">
            <text:p>0.0013406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4232" calcext:value-type="float">
            <text:p>0.0013423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4568" calcext:value-type="float">
            <text:p>0.0013456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4736" calcext:value-type="float">
            <text:p>0.0013473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4904" calcext:value-type="float">
            <text:p>0.0013490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5072" calcext:value-type="float">
            <text:p>0.001350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35408" calcext:value-type="float">
            <text:p>0.001354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35576" calcext:value-type="float">
            <text:p>0.0013557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35744" calcext:value-type="float">
            <text:p>0.001357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35912" calcext:value-type="float">
            <text:p>0.0013591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36248" calcext:value-type="float">
            <text:p>0.001362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36416" calcext:value-type="float">
            <text:p>0.001364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36584" calcext:value-type="float">
            <text:p>0.0013658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36752" calcext:value-type="float">
            <text:p>0.0013675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37088" calcext:value-type="float">
            <text:p>0.0013708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37256" calcext:value-type="float">
            <text:p>0.0013725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37424" calcext:value-type="float">
            <text:p>0.0013742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37592" calcext:value-type="float">
            <text:p>0.0013759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37928" calcext:value-type="float">
            <text:p>0.0013792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38096" calcext:value-type="float">
            <text:p>0.001380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138264" calcext:value-type="float">
            <text:p>0.0013826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38432" calcext:value-type="float">
            <text:p>0.0013843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38768" calcext:value-type="float">
            <text:p>0.0013876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38936" calcext:value-type="float">
            <text:p>0.0013893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39104" calcext:value-type="float">
            <text:p>0.001391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139272" calcext:value-type="float">
            <text:p>0.0013927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39608" calcext:value-type="float">
            <text:p>0.0013960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39776" calcext:value-type="float">
            <text:p>0.0013977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139944" calcext:value-type="float">
            <text:p>0.0013994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40112" calcext:value-type="float">
            <text:p>0.0014011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40448" calcext:value-type="float">
            <text:p>0.001404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140616" calcext:value-type="float">
            <text:p>0.001406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40784" calcext:value-type="float">
            <text:p>0.0014078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40952" calcext:value-type="float">
            <text:p>0.0014095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41288" calcext:value-type="float">
            <text:p>0.0014128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41456" calcext:value-type="float">
            <text:p>0.0014145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41624" calcext:value-type="float">
            <text:p>0.0014162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41792" calcext:value-type="float">
            <text:p>0.001417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42128" calcext:value-type="float">
            <text:p>0.001421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42464" calcext:value-type="float">
            <text:p>0.0014246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42632" calcext:value-type="float">
            <text:p>0.0014263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2968" calcext:value-type="float">
            <text:p>0.001429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43136" calcext:value-type="float">
            <text:p>0.0014313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3304" calcext:value-type="float">
            <text:p>0.0014330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3472" calcext:value-type="float">
            <text:p>0.0014347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3808" calcext:value-type="float">
            <text:p>0.0014380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3976" calcext:value-type="float">
            <text:p>0.0014397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4144" calcext:value-type="float">
            <text:p>0.0014414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4312" calcext:value-type="float">
            <text:p>0.0014431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4648" calcext:value-type="float">
            <text:p>0.0014464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44816" calcext:value-type="float">
            <text:p>0.0014481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44984" calcext:value-type="float">
            <text:p>0.0014498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45152" calcext:value-type="float">
            <text:p>0.0014515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45488" calcext:value-type="float">
            <text:p>0.0014548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45656" calcext:value-type="float">
            <text:p>0.0014565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45824" calcext:value-type="float">
            <text:p>0.0014582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45992" calcext:value-type="float">
            <text:p>0.0014599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46328" calcext:value-type="float">
            <text:p>0.0014632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46496" calcext:value-type="float">
            <text:p>0.0014649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46664" calcext:value-type="float">
            <text:p>0.0014666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46832" calcext:value-type="float">
            <text:p>0.001468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47168" calcext:value-type="float">
            <text:p>0.0014716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47336" calcext:value-type="float">
            <text:p>0.0014733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147504" calcext:value-type="float">
            <text:p>0.0014750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47672" calcext:value-type="float">
            <text:p>0.0014767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48008" calcext:value-type="float">
            <text:p>0.001480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48176" calcext:value-type="float">
            <text:p>0.0014817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48344" calcext:value-type="float">
            <text:p>0.0014834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48512" calcext:value-type="float">
            <text:p>0.0014851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148848" calcext:value-type="float">
            <text:p>0.0014884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49016" calcext:value-type="float">
            <text:p>0.00149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49184" calcext:value-type="float">
            <text:p>0.0014918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49352" calcext:value-type="float">
            <text:p>0.0014935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" calcext:value-type="float">
            <text:p>0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49688" calcext:value-type="float">
            <text:p>0.0014968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49856" calcext:value-type="float">
            <text:p>0.0014985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50024" calcext:value-type="float">
            <text:p>0.00150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50192" calcext:value-type="float">
            <text:p>0.0015019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50528" calcext:value-type="float">
            <text:p>0.0015052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50696" calcext:value-type="float">
            <text:p>0.0015069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50864" calcext:value-type="float">
            <text:p>0.0015086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51032" calcext:value-type="float">
            <text:p>0.0015103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51368" calcext:value-type="float">
            <text:p>0.001513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51536" calcext:value-type="float">
            <text:p>0.0015153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51704" calcext:value-type="float">
            <text:p>0.0015170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51872" calcext:value-type="float">
            <text:p>0.0015187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52208" calcext:value-type="float">
            <text:p>0.0015220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52376" calcext:value-type="float">
            <text:p>0.0015237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52544" calcext:value-type="float">
            <text:p>0.0015254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52712" calcext:value-type="float">
            <text:p>0.001527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53048" calcext:value-type="float">
            <text:p>0.0015304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3216" calcext:value-type="float">
            <text:p>0.001532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3384" calcext:value-type="float">
            <text:p>0.0015338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53552" calcext:value-type="float">
            <text:p>0.0015355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53888" calcext:value-type="float">
            <text:p>0.0015388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54056" calcext:value-type="float">
            <text:p>0.001540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4224" calcext:value-type="float">
            <text:p>0.001542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4392" calcext:value-type="float">
            <text:p>0.0015439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54728" calcext:value-type="float">
            <text:p>0.0015472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54896" calcext:value-type="float">
            <text:p>0.0015489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55064" calcext:value-type="float">
            <text:p>0.0015506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55232" calcext:value-type="float">
            <text:p>0.0015523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55568" calcext:value-type="float">
            <text:p>0.0015556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55736" calcext:value-type="float">
            <text:p>0.0015573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55904" calcext:value-type="float">
            <text:p>0.0015590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56072" calcext:value-type="float">
            <text:p>0.0015607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56408" calcext:value-type="float">
            <text:p>0.001564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56576" calcext:value-type="float">
            <text:p>0.0015657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56744" calcext:value-type="float">
            <text:p>0.0015674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56912" calcext:value-type="float">
            <text:p>0.001569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57248" calcext:value-type="float">
            <text:p>0.0015724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57416" calcext:value-type="float">
            <text:p>0.0015741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57584" calcext:value-type="float">
            <text:p>0.0015758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57752" calcext:value-type="float">
            <text:p>0.001577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58088" calcext:value-type="float">
            <text:p>0.0015808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58256" calcext:value-type="float">
            <text:p>0.0015825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58424" calcext:value-type="float">
            <text:p>0.0015842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58592" calcext:value-type="float">
            <text:p>0.0015859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158928" calcext:value-type="float">
            <text:p>0.0015892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59096" calcext:value-type="float">
            <text:p>0.0015909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59264" calcext:value-type="float">
            <text:p>0.0015926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59432" calcext:value-type="float">
            <text:p>0.001594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59768" calcext:value-type="float">
            <text:p>0.0015976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59936" calcext:value-type="float">
            <text:p>0.0015993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60104" calcext:value-type="float">
            <text:p>0.0016010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60272" calcext:value-type="float">
            <text:p>0.0016027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60608" calcext:value-type="float">
            <text:p>0.0016060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60776" calcext:value-type="float">
            <text:p>0.0016077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60944" calcext:value-type="float">
            <text:p>0.0016094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61112" calcext:value-type="float">
            <text:p>0.0016111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61448" calcext:value-type="float">
            <text:p>0.001614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61616" calcext:value-type="float">
            <text:p>0.001616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61784" calcext:value-type="float">
            <text:p>0.0016178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61952" calcext:value-type="float">
            <text:p>0.001619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62288" calcext:value-type="float">
            <text:p>0.0016228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62456" calcext:value-type="float">
            <text:p>0.0016245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62624" calcext:value-type="float">
            <text:p>0.0016262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62792" calcext:value-type="float">
            <text:p>0.001627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63128" calcext:value-type="float">
            <text:p>0.0016312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3296" calcext:value-type="float">
            <text:p>0.0016329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3464" calcext:value-type="float">
            <text:p>0.0016346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3632" calcext:value-type="float">
            <text:p>0.0016363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63968" calcext:value-type="float">
            <text:p>0.0016396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4136" calcext:value-type="float">
            <text:p>0.0016413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64304" calcext:value-type="float">
            <text:p>0.001643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4472" calcext:value-type="float">
            <text:p>0.0016447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64808" calcext:value-type="float">
            <text:p>0.0016480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64976" calcext:value-type="float">
            <text:p>0.0016497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65144" calcext:value-type="float">
            <text:p>0.0016514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65312" calcext:value-type="float">
            <text:p>0.0016531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65648" calcext:value-type="float">
            <text:p>0.0016564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65816" calcext:value-type="float">
            <text:p>0.0016581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65984" calcext:value-type="float">
            <text:p>0.0016598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66152" calcext:value-type="float">
            <text:p>0.0016615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66488" calcext:value-type="float">
            <text:p>0.0016648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66656" calcext:value-type="float">
            <text:p>0.001666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66824" calcext:value-type="float">
            <text:p>0.001668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166992" calcext:value-type="float">
            <text:p>0.0016699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167328" calcext:value-type="float">
            <text:p>0.0016732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67496" calcext:value-type="float">
            <text:p>0.0016749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167664" calcext:value-type="float">
            <text:p>0.0016766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67832" calcext:value-type="float">
            <text:p>0.0016783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68168" calcext:value-type="float">
            <text:p>0.0016816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68336" calcext:value-type="float">
            <text:p>0.001683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68504" calcext:value-type="float">
            <text:p>0.0016850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68672" calcext:value-type="float">
            <text:p>0.0016867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169008" calcext:value-type="float">
            <text:p>0.0016900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69176" calcext:value-type="float">
            <text:p>0.0016917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69344" calcext:value-type="float">
            <text:p>0.0016934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69512" calcext:value-type="float">
            <text:p>0.00169512</text:p>
          </table:table-cell>
          <table:table-cell office:value-type="float" office:value="0" calcext:value-type="float">
            <text:p>0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69848" calcext:value-type="float">
            <text:p>0.0016984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70016" calcext:value-type="float">
            <text:p>0.0017001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70184" calcext:value-type="float">
            <text:p>0.0017018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70352" calcext:value-type="float">
            <text:p>0.001703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70688" calcext:value-type="float">
            <text:p>0.0017068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70856" calcext:value-type="float">
            <text:p>0.0017085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71024" calcext:value-type="float">
            <text:p>0.0017102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71192" calcext:value-type="float">
            <text:p>0.0017119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71528" calcext:value-type="float">
            <text:p>0.0017152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71696" calcext:value-type="float">
            <text:p>0.001716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71864" calcext:value-type="float">
            <text:p>0.001718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72032" calcext:value-type="float">
            <text:p>0.0017203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72368" calcext:value-type="float">
            <text:p>0.0017236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72536" calcext:value-type="float">
            <text:p>0.0017253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72704" calcext:value-type="float">
            <text:p>0.001727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72872" calcext:value-type="float">
            <text:p>0.001728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73208" calcext:value-type="float">
            <text:p>0.0017320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3376" calcext:value-type="float">
            <text:p>0.0017337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3544" calcext:value-type="float">
            <text:p>0.0017354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3712" calcext:value-type="float">
            <text:p>0.0017371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74048" calcext:value-type="float">
            <text:p>0.0017404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74216" calcext:value-type="float">
            <text:p>0.0017421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74384" calcext:value-type="float">
            <text:p>0.001743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74552" calcext:value-type="float">
            <text:p>0.0017455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74888" calcext:value-type="float">
            <text:p>0.0017488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75056" calcext:value-type="float">
            <text:p>0.0017505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75224" calcext:value-type="float">
            <text:p>0.001752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75392" calcext:value-type="float">
            <text:p>0.0017539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75728" calcext:value-type="float">
            <text:p>0.0017572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75896" calcext:value-type="float">
            <text:p>0.0017589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76064" calcext:value-type="float">
            <text:p>0.0017606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76232" calcext:value-type="float">
            <text:p>0.001762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76568" calcext:value-type="float">
            <text:p>0.001765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76736" calcext:value-type="float">
            <text:p>0.001767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76904" calcext:value-type="float">
            <text:p>0.001769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77072" calcext:value-type="float">
            <text:p>0.0017707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77408" calcext:value-type="float">
            <text:p>0.0017740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77576" calcext:value-type="float">
            <text:p>0.0017757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77744" calcext:value-type="float">
            <text:p>0.001777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77912" calcext:value-type="float">
            <text:p>0.0017791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78248" calcext:value-type="float">
            <text:p>0.0017824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78416" calcext:value-type="float">
            <text:p>0.0017841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78584" calcext:value-type="float">
            <text:p>0.0017858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78752" calcext:value-type="float">
            <text:p>0.0017875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79088" calcext:value-type="float">
            <text:p>0.0017908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79256" calcext:value-type="float">
            <text:p>0.0017925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79424" calcext:value-type="float">
            <text:p>0.00179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79592" calcext:value-type="float">
            <text:p>0.0017959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79928" calcext:value-type="float">
            <text:p>0.0017992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80096" calcext:value-type="float">
            <text:p>0.0018009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80264" calcext:value-type="float">
            <text:p>0.0018026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180432" calcext:value-type="float">
            <text:p>0.001804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80768" calcext:value-type="float">
            <text:p>0.0018076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80936" calcext:value-type="float">
            <text:p>0.0018093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81104" calcext:value-type="float">
            <text:p>0.0018110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81272" calcext:value-type="float">
            <text:p>0.0018127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81608" calcext:value-type="float">
            <text:p>0.001816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81776" calcext:value-type="float">
            <text:p>0.0018177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81944" calcext:value-type="float">
            <text:p>0.001819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82112" calcext:value-type="float">
            <text:p>0.0018211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82448" calcext:value-type="float">
            <text:p>0.0018244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82616" calcext:value-type="float">
            <text:p>0.0018261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82784" calcext:value-type="float">
            <text:p>0.001827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82952" calcext:value-type="float">
            <text:p>0.001829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3288" calcext:value-type="float">
            <text:p>0.0018328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3456" calcext:value-type="float">
            <text:p>0.0018345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183624" calcext:value-type="float">
            <text:p>0.0018362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3792" calcext:value-type="float">
            <text:p>0.0018379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184128" calcext:value-type="float">
            <text:p>0.0018412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84296" calcext:value-type="float">
            <text:p>0.0018429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84464" calcext:value-type="float">
            <text:p>0.0018446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84632" calcext:value-type="float">
            <text:p>0.0018463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84968" calcext:value-type="float">
            <text:p>0.0018496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85136" calcext:value-type="float">
            <text:p>0.0018513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85304" calcext:value-type="float">
            <text:p>0.001853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85472" calcext:value-type="float">
            <text:p>0.0018547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85808" calcext:value-type="float">
            <text:p>0.0018580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85976" calcext:value-type="float">
            <text:p>0.0018597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86144" calcext:value-type="float">
            <text:p>0.0018614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86312" calcext:value-type="float">
            <text:p>0.0018631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86648" calcext:value-type="float">
            <text:p>0.0018664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86816" calcext:value-type="float">
            <text:p>0.001868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86984" calcext:value-type="float">
            <text:p>0.0018698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87152" calcext:value-type="float">
            <text:p>0.0018715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187488" calcext:value-type="float">
            <text:p>0.0018748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87656" calcext:value-type="float">
            <text:p>0.0018765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87824" calcext:value-type="float">
            <text:p>0.001878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87992" calcext:value-type="float">
            <text:p>0.0018799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188328" calcext:value-type="float">
            <text:p>0.0018832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88496" calcext:value-type="float">
            <text:p>0.0018849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88664" calcext:value-type="float">
            <text:p>0.0018866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188832" calcext:value-type="float">
            <text:p>0.0018883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89168" calcext:value-type="float">
            <text:p>0.0018916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89336" calcext:value-type="float">
            <text:p>0.001893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89504" calcext:value-type="float">
            <text:p>0.00189504</text:p>
          </table:table-cell>
          <table:table-cell office:value-type="float" office:value="0" calcext:value-type="float">
            <text:p>0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89672" calcext:value-type="float">
            <text:p>0.001896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190008" calcext:value-type="float">
            <text:p>0.0019000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90176" calcext:value-type="float">
            <text:p>0.0019017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90344" calcext:value-type="float">
            <text:p>0.0019034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90512" calcext:value-type="float">
            <text:p>0.0019051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90848" calcext:value-type="float">
            <text:p>0.0019084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91016" calcext:value-type="float">
            <text:p>0.0019101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91184" calcext:value-type="float">
            <text:p>0.0019118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91352" calcext:value-type="float">
            <text:p>0.001913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91688" calcext:value-type="float">
            <text:p>0.001916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91856" calcext:value-type="float">
            <text:p>0.0019185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92024" calcext:value-type="float">
            <text:p>0.0019202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92192" calcext:value-type="float">
            <text:p>0.0019219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92528" calcext:value-type="float">
            <text:p>0.0019252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92696" calcext:value-type="float">
            <text:p>0.0019269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92864" calcext:value-type="float">
            <text:p>0.0019286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93032" calcext:value-type="float">
            <text:p>0.001930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93368" calcext:value-type="float">
            <text:p>0.0019336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93536" calcext:value-type="float">
            <text:p>0.0019353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93704" calcext:value-type="float">
            <text:p>0.0019370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193872" calcext:value-type="float">
            <text:p>0.001938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5477387" calcext:value-type="float">
            <text:p>-0.055477387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94208" calcext:value-type="float">
            <text:p>0.0019420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94376" calcext:value-type="float">
            <text:p>0.0019437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94544" calcext:value-type="float">
            <text:p>0.0019454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94712" calcext:value-type="float">
            <text:p>0.0019471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95048" calcext:value-type="float">
            <text:p>0.0019504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95216" calcext:value-type="float">
            <text:p>0.0019521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95384" calcext:value-type="float">
            <text:p>0.001953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95552" calcext:value-type="float">
            <text:p>0.0019555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95888" calcext:value-type="float">
            <text:p>0.0019588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96056" calcext:value-type="float">
            <text:p>0.0019605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96224" calcext:value-type="float">
            <text:p>0.0019622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96392" calcext:value-type="float">
            <text:p>0.0019639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96728" calcext:value-type="float">
            <text:p>0.0019672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96896" calcext:value-type="float">
            <text:p>0.0019689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97064" calcext:value-type="float">
            <text:p>0.0019706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97232" calcext:value-type="float">
            <text:p>0.0019723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97568" calcext:value-type="float">
            <text:p>0.0019756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97736" calcext:value-type="float">
            <text:p>0.001977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197904" calcext:value-type="float">
            <text:p>0.0019790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98072" calcext:value-type="float">
            <text:p>0.0019807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98408" calcext:value-type="float">
            <text:p>0.0019840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98576" calcext:value-type="float">
            <text:p>0.0019857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98744" calcext:value-type="float">
            <text:p>0.0019874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198912" calcext:value-type="float">
            <text:p>0.0019891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99248" calcext:value-type="float">
            <text:p>0.0019924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99416" calcext:value-type="float">
            <text:p>0.0019941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99584" calcext:value-type="float">
            <text:p>0.0019958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99752" calcext:value-type="float">
            <text:p>0.0019975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14472362" calcext:value-type="float">
            <text:p>0.014472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52:11.206987107</dc:date>
    <meta:editing-duration>PT1M20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3.25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41cm" svg:height="15.732cm" xlink:href=".." xlink:type="simple" chart:class="chart:scatter" chart:style-name="ch1">
        <chart:title svg:x="7.671cm" svg:y="0.45cm" chart:style-name="ch2">
          <text:p>Phase Shift and Time Delay (5kHz)</text:p>
        </chart:title>
        <chart:legend chart:legend-position="end" svg:x="19.853cm" svg:y="7.318cm" style:legend-expansion="high" chart:style-name="ch3"/>
        <chart:plot-area chart:style-name="ch4" table:cell-range-address="5khz.A1:5khz.C1191" chart:data-source-has-labels="row" svg:x="1.459cm" svg:y="1.543cm" svg:width="17.946cm" svg:height="12.894cm">
          <chartooo:coordinate-region svg:x="2.477cm" svg:y="1.543cm" svg:width="16.503cm" svg:height="12.695cm"/>
          <chart:axis chart:dimension="x" chart:name="primary-x" chart:style-name="ch5">
            <chart:title svg:x="9.806cm" svg:y="14.751cm" chart:style-name="ch6">
              <text:p>Time (s)</text:p>
            </chart:title>
          </chart:axis>
          <chart:axis chart:dimension="y" chart:name="primary-y" chart:style-name="ch7">
            <chart:title svg:x="0.451cm" svg:y="8.841cm" chart:style-name="ch8">
              <text:p>Voltage (V)</text:p>
            </chart:title>
            <chart:grid chart:style-name="ch9" chart:class="major"/>
          </chart:axis>
          <chart:series chart:style-name="ch10" chart:values-cell-range-address="5khz.B2:5khz.B1191" chart:label-cell-address="5khz.B1:5khz.B1" chart:class="chart:scatter">
            <chart:domain table:cell-range-address="5khz.A2:5khz.A1191"/>
            <chart:data-point chart:repeated="1190"/>
          </chart:series>
          <chart:series chart:style-name="ch11" chart:values-cell-range-address="5khz.C2:5khz.C1191" chart:label-cell-address="5khz.C1:5khz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5khz.B1:5khz.B1</svg:desc>
                </draw:g>
              </table:table-cell>
              <table:table-cell office:value-type="string">
                <text:p>Vin (V)</text:p>
                <draw:g>
                  <svg:desc>5khz.C1:5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khz.A2:5khz.A1191</svg:desc>
                </draw:g>
              </table:table-cell>
              <table:table-cell office:value-type="float" office:value="0">
                <text:p>0</text:p>
                <draw:g>
                  <svg:desc>5khz.B2:5khz.B1191</svg:desc>
                </draw:g>
              </table:table-cell>
              <table:table-cell office:value-type="float" office:value="0.017688442">
                <text:p>0.017688442</text:p>
                <draw:g>
                  <svg:desc>5khz.C2:5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04">
                <text:p>0.0000050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84">
                <text:p>0.000008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08">
                <text:p>0.0000100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76">
                <text:p>0.0000117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44">
                <text:p>0.0000134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512">
                <text:p>0.0000151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68">
                <text:p>0.000016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8">
                <text:p>0.000018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016">
                <text:p>0.0000201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84">
                <text:p>0.0000218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352">
                <text:p>0.0000235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52">
                <text:p>0.000025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688">
                <text:p>0.0000268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856">
                <text:p>0.000028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024">
                <text:p>0.0000302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192">
                <text:p>0.0000319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336">
                <text:p>0.000033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3528">
                <text:p>0.0000352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696">
                <text:p>0.0000369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3864">
                <text:p>0.0000386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032">
                <text:p>0.0000403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2">
                <text:p>0.00004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368">
                <text:p>0.0000436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536">
                <text:p>0.0000453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704">
                <text:p>0.000047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872">
                <text:p>0.0000487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04">
                <text:p>0.00005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208">
                <text:p>0.0000520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376">
                <text:p>0.0000537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5544">
                <text:p>0.0000554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5712">
                <text:p>0.0000571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88">
                <text:p>0.000058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6048">
                <text:p>0.0000604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6216">
                <text:p>0.0000621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384">
                <text:p>0.0000638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552">
                <text:p>0.000065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672">
                <text:p>0.00006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888">
                <text:p>0.0000688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056">
                <text:p>0.000070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7224">
                <text:p>0.0000722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7392">
                <text:p>0.0000739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756">
                <text:p>0.000075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7728">
                <text:p>0.000077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7896">
                <text:p>0.0000789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8064">
                <text:p>0.000080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8232">
                <text:p>0.0000823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84">
                <text:p>0.00008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24">
                <text:p>0.00009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">
                <text:p>0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744">
                <text:p>0.0000974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912">
                <text:p>0.0000991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248">
                <text:p>0.0001024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416">
                <text:p>0.0001041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584">
                <text:p>0.000105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752">
                <text:p>0.0001075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92">
                <text:p>0.000109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1088">
                <text:p>0.0001108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256">
                <text:p>0.0001125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1424">
                <text:p>0.0001142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1592">
                <text:p>0.0001159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176">
                <text:p>0.00011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1928">
                <text:p>0.0001192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2096">
                <text:p>0.0001209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264">
                <text:p>0.0001226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2432">
                <text:p>0.0001243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26">
                <text:p>0.00012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2768">
                <text:p>0.000127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2936">
                <text:p>0.0001293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3104">
                <text:p>0.000131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3272">
                <text:p>0.000132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344">
                <text:p>0.000134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3608">
                <text:p>0.0001360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776">
                <text:p>0.0001377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3944">
                <text:p>0.000139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4112">
                <text:p>0.0001411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428">
                <text:p>0.000142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4448">
                <text:p>0.0001444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4616">
                <text:p>0.0001461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4784">
                <text:p>0.0001478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4952">
                <text:p>0.0001495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512">
                <text:p>0.000151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5288">
                <text:p>0.0001528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5456">
                <text:p>0.000154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5624">
                <text:p>0.000156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5792">
                <text:p>0.0001579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596">
                <text:p>0.000159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6128">
                <text:p>0.0001612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6296">
                <text:p>0.0001629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6464">
                <text:p>0.000164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6632">
                <text:p>0.0001663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68">
                <text:p>0.0001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6968">
                <text:p>0.0001696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764">
                <text:p>0.00017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848">
                <text:p>0.000184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">
                <text:p>0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016">
                <text:p>0.000201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0328">
                <text:p>0.0002032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0496">
                <text:p>0.0002049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0664">
                <text:p>0.0002066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0832">
                <text:p>0.0002083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">
                <text:p>0.00021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1168">
                <text:p>0.0002116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336">
                <text:p>0.000213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1504">
                <text:p>0.0002150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1672">
                <text:p>0.0002167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184">
                <text:p>0.000218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2008">
                <text:p>0.0002200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176">
                <text:p>0.0002217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2344">
                <text:p>0.0002234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2512">
                <text:p>0.0002251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268">
                <text:p>0.000226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2848">
                <text:p>0.0002284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3016">
                <text:p>0.000230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3184">
                <text:p>0.0002318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3352">
                <text:p>0.0002335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352">
                <text:p>0.000235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688">
                <text:p>0.0002368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3856">
                <text:p>0.0002385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4024">
                <text:p>0.0002402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4192">
                <text:p>0.0002419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436">
                <text:p>0.000243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528">
                <text:p>0.0002452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4696">
                <text:p>0.0002469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4864">
                <text:p>0.0002486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5032">
                <text:p>0.0002503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52">
                <text:p>0.00025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5368">
                <text:p>0.0002536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5536">
                <text:p>0.0002553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5704">
                <text:p>0.0002570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5872">
                <text:p>0.0002587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604">
                <text:p>0.000260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6208">
                <text:p>0.0002620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6376">
                <text:p>0.0002637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544">
                <text:p>0.0002654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6712">
                <text:p>0.0002671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88">
                <text:p>0.000268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7048">
                <text:p>0.000270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216">
                <text:p>0.0002721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7384">
                <text:p>0.0002738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7552">
                <text:p>0.0002755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772">
                <text:p>0.000277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27888">
                <text:p>0.000278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8056">
                <text:p>0.0002805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8224">
                <text:p>0.0002822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8392">
                <text:p>0.0002839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856">
                <text:p>0.000285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28">
                <text:p>0.0002872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8896">
                <text:p>0.0002889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9064">
                <text:p>0.00029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9232">
                <text:p>0.0002923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94">
                <text:p>0.00029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0072">
                <text:p>0.0003007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0408">
                <text:p>0.0003040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576">
                <text:p>0.0003057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0744">
                <text:p>0.0003074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0912">
                <text:p>0.0003091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08">
                <text:p>0.000310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1248">
                <text:p>0.0003124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416">
                <text:p>0.0003141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1584">
                <text:p>0.0003158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752">
                <text:p>0.000317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192">
                <text:p>0.000319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2088">
                <text:p>0.0003208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2256">
                <text:p>0.0003225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276">
                <text:p>0.00032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36">
                <text:p>0.00033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44">
                <text:p>0.000344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528">
                <text:p>0.000352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612">
                <text:p>0.000361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696">
                <text:p>0.000369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78">
                <text:p>0.00037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864">
                <text:p>0.000386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40152">
                <text:p>0.0004015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4032">
                <text:p>0.000403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40488">
                <text:p>0.0004048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40656">
                <text:p>0.0004065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0824">
                <text:p>0.0004082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0992">
                <text:p>0.0004099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116">
                <text:p>0.000411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1328">
                <text:p>0.0004132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1496">
                <text:p>0.0004149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1664">
                <text:p>0.0004166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1832">
                <text:p>0.0004183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2">
                <text:p>0.0004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2168">
                <text:p>0.0004216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2336">
                <text:p>0.0004233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2504">
                <text:p>0.0004250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2672">
                <text:p>0.0004267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284">
                <text:p>0.00042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3008">
                <text:p>0.0004300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3176">
                <text:p>0.0004317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3344">
                <text:p>0.0004334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3512">
                <text:p>0.0004351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368">
                <text:p>0.000436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3848">
                <text:p>0.0004384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4016">
                <text:p>0.0004401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4184">
                <text:p>0.0004418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4352">
                <text:p>0.0004435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452">
                <text:p>0.000445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4688">
                <text:p>0.0004468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4856">
                <text:p>0.0004485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5024">
                <text:p>0.0004502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5192">
                <text:p>0.0004519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536">
                <text:p>0.000453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528">
                <text:p>0.0004552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696">
                <text:p>0.0004569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5864">
                <text:p>0.0004586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6032">
                <text:p>0.0004603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62">
                <text:p>0.00046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6368">
                <text:p>0.0004636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6536">
                <text:p>0.0004653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6704">
                <text:p>0.0004670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6872">
                <text:p>0.0004687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704">
                <text:p>0.000470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7208">
                <text:p>0.0004720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7376">
                <text:p>0.0004737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7544">
                <text:p>0.000475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7712">
                <text:p>0.0004771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788">
                <text:p>0.00047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8048">
                <text:p>0.0004804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8216">
                <text:p>0.0004821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8384">
                <text:p>0.0004838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8552">
                <text:p>0.000485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872">
                <text:p>0.000487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8888">
                <text:p>0.0004888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9056">
                <text:p>0.0004905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9224">
                <text:p>0.0004922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9392">
                <text:p>0.0004939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0064">
                <text:p>0.0005006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50232">
                <text:p>0.0005023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04">
                <text:p>0.0005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0568">
                <text:p>0.0005056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0736">
                <text:p>0.0005073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0904">
                <text:p>0.0005090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51072">
                <text:p>0.0005107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124">
                <text:p>0.000512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51408">
                <text:p>0.0005140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1576">
                <text:p>0.0005157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1744">
                <text:p>0.000517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1912">
                <text:p>0.0005191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208">
                <text:p>0.000520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2248">
                <text:p>0.0005224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2416">
                <text:p>0.0005241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2584">
                <text:p>0.0005258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52752">
                <text:p>0.0005275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292">
                <text:p>0.00052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3088">
                <text:p>0.000530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3256">
                <text:p>0.000532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3424">
                <text:p>0.0005342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3592">
                <text:p>0.0005359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376">
                <text:p>0.000537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53928">
                <text:p>0.0005392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4096">
                <text:p>0.0005409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264">
                <text:p>0.0005426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4432">
                <text:p>0.0005443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46">
                <text:p>0.00054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4768">
                <text:p>0.0005476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4936">
                <text:p>0.0005493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5104">
                <text:p>0.0005510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5272">
                <text:p>0.0005527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544">
                <text:p>0.00055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5608">
                <text:p>0.000556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5776">
                <text:p>0.0005577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5944">
                <text:p>0.0005594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6112">
                <text:p>0.0005611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628">
                <text:p>0.000562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448">
                <text:p>0.0005644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6616">
                <text:p>0.0005661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784">
                <text:p>0.0005678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6952">
                <text:p>0.0005695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712">
                <text:p>0.000571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7288">
                <text:p>0.0005728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7456">
                <text:p>0.000574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7624">
                <text:p>0.0005762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7792">
                <text:p>0.000577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796">
                <text:p>0.00057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8128">
                <text:p>0.0005812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8296">
                <text:p>0.0005829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8464">
                <text:p>0.0005846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8632">
                <text:p>0.0005863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88">
                <text:p>0.00058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8968">
                <text:p>0.0005896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9136">
                <text:p>0.0005913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9304">
                <text:p>0.0005930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9472">
                <text:p>0.00059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9808">
                <text:p>0.0005980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9976">
                <text:p>0.000599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0144">
                <text:p>0.0006014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0312">
                <text:p>0.0006031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048">
                <text:p>0.00060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0648">
                <text:p>0.00060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60816">
                <text:p>0.0006081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60984">
                <text:p>0.0006098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61152">
                <text:p>0.0006115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132">
                <text:p>0.000613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1488">
                <text:p>0.000614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61656">
                <text:p>0.0006165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1824">
                <text:p>0.000618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61992">
                <text:p>0.0006199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216">
                <text:p>0.000621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62328">
                <text:p>0.0006232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496">
                <text:p>0.0006249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62664">
                <text:p>0.000626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62832">
                <text:p>0.000628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63">
                <text:p>0.00063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168">
                <text:p>0.0006316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63336">
                <text:p>0.0006333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63504">
                <text:p>0.0006350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3672">
                <text:p>0.0006367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384">
                <text:p>0.000638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4008">
                <text:p>0.0006400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64176">
                <text:p>0.0006417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344">
                <text:p>0.0006434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64512">
                <text:p>0.0006451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468">
                <text:p>0.000646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4848">
                <text:p>0.0006484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016">
                <text:p>0.0006501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65184">
                <text:p>0.0006518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5352">
                <text:p>0.0006535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552">
                <text:p>0.000655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5688">
                <text:p>0.0006568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5856">
                <text:p>0.0006585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024">
                <text:p>0.0006602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6192">
                <text:p>0.0006619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6636">
                <text:p>0.000663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6528">
                <text:p>0.0006652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66696">
                <text:p>0.000666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66864">
                <text:p>0.000668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67032">
                <text:p>0.0006703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72">
                <text:p>0.00067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7368">
                <text:p>0.0006736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67536">
                <text:p>0.0006753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7704">
                <text:p>0.000677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67872">
                <text:p>0.000678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804">
                <text:p>0.000680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8208">
                <text:p>0.0006820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8376">
                <text:p>0.0006837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8544">
                <text:p>0.0006854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8712">
                <text:p>0.0006871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888">
                <text:p>0.000688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9048">
                <text:p>0.000690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9216">
                <text:p>0.0006921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9384">
                <text:p>0.0006938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9552">
                <text:p>0.00069552</text:p>
              </table:table-cell>
              <table:table-cell office:value-type="float" office:value="0">
                <text:p>0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9888">
                <text:p>0.0006988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70056">
                <text:p>0.0007005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70224">
                <text:p>0.0007022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0392">
                <text:p>0.0007039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70728">
                <text:p>0.0007072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70896">
                <text:p>0.0007089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71064">
                <text:p>0.0007106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71232">
                <text:p>0.0007123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714">
                <text:p>0.00071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71568">
                <text:p>0.0007156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71736">
                <text:p>0.000717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71904">
                <text:p>0.0007190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72072">
                <text:p>0.0007207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7224">
                <text:p>0.000722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2408">
                <text:p>0.0007240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72576">
                <text:p>0.0007257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72744">
                <text:p>0.0007274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2912">
                <text:p>0.000729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308">
                <text:p>0.00073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73248">
                <text:p>0.000732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3416">
                <text:p>0.0007341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73584">
                <text:p>0.0007358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3752">
                <text:p>0.0007375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7392">
                <text:p>0.000739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74088">
                <text:p>0.0007408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4256">
                <text:p>0.000742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74424">
                <text:p>0.0007442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74592">
                <text:p>0.0007459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476">
                <text:p>0.000747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74928">
                <text:p>0.0007492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75096">
                <text:p>0.0007509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75264">
                <text:p>0.0007526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75432">
                <text:p>0.0007543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756">
                <text:p>0.0007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5768">
                <text:p>0.0007576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75936">
                <text:p>0.0007593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76104">
                <text:p>0.0007610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76272">
                <text:p>0.000762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644">
                <text:p>0.000764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6608">
                <text:p>0.0007660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76776">
                <text:p>0.000767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76944">
                <text:p>0.0007694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77112">
                <text:p>0.0007711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7728">
                <text:p>0.000772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7448">
                <text:p>0.000774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7616">
                <text:p>0.0007761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7784">
                <text:p>0.000777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77952">
                <text:p>0.0007795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812">
                <text:p>0.00078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78288">
                <text:p>0.0007828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78456">
                <text:p>0.000784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78624">
                <text:p>0.0007862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78792">
                <text:p>0.000787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9128">
                <text:p>0.0007912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9296">
                <text:p>0.0007929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9464">
                <text:p>0.0007946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9632">
                <text:p>0.0007963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98">
                <text:p>0.00079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9968">
                <text:p>0.000799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80136">
                <text:p>0.0008013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80304">
                <text:p>0.0008030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80472">
                <text:p>0.000804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8064">
                <text:p>0.000806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80808">
                <text:p>0.000808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80976">
                <text:p>0.0008097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81144">
                <text:p>0.0008114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81312">
                <text:p>0.0008131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8148">
                <text:p>0.00081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81648">
                <text:p>0.000816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81816">
                <text:p>0.000818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81984">
                <text:p>0.000819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82152">
                <text:p>0.0008215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8232">
                <text:p>0.000823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82488">
                <text:p>0.0008248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82656">
                <text:p>0.0008265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82824">
                <text:p>0.000828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82992">
                <text:p>0.0008299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8316">
                <text:p>0.000831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83328">
                <text:p>0.0008332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83496">
                <text:p>0.0008349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83664">
                <text:p>0.0008366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3832">
                <text:p>0.0008383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4">
                <text:p>0.0008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4168">
                <text:p>0.0008416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4336">
                <text:p>0.0008433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4504">
                <text:p>0.0008450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4672">
                <text:p>0.0008467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484">
                <text:p>0.000848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5008">
                <text:p>0.0008500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5176">
                <text:p>0.0008517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5344">
                <text:p>0.0008534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5512">
                <text:p>0.0008551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568">
                <text:p>0.000856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5848">
                <text:p>0.0008584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6016">
                <text:p>0.0008601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6184">
                <text:p>0.0008618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6352">
                <text:p>0.0008635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52">
                <text:p>0.00086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688">
                <text:p>0.000866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56">
                <text:p>0.0008685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024">
                <text:p>0.0008702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192">
                <text:p>0.0008719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736">
                <text:p>0.000873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7528">
                <text:p>0.000875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7696">
                <text:p>0.000876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7864">
                <text:p>0.000878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8032">
                <text:p>0.0008803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882">
                <text:p>0.00088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88368">
                <text:p>0.0008836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88536">
                <text:p>0.000885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88704">
                <text:p>0.0008870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88872">
                <text:p>0.0008887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8904">
                <text:p>0.000890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89208">
                <text:p>0.0008920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89376">
                <text:p>0.0008937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89544">
                <text:p>0.00089544</text:p>
              </table:table-cell>
              <table:table-cell office:value-type="float" office:value="0">
                <text:p>0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0048">
                <text:p>0.00090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0216">
                <text:p>0.0009021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0384">
                <text:p>0.0009038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0552">
                <text:p>0.0009055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072">
                <text:p>0.000907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0888">
                <text:p>0.000908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1056">
                <text:p>0.000910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1224">
                <text:p>0.0009122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1392">
                <text:p>0.0009139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156">
                <text:p>0.000915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1728">
                <text:p>0.000917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896">
                <text:p>0.0009189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2064">
                <text:p>0.000920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2232">
                <text:p>0.000922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924">
                <text:p>0.00092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92568">
                <text:p>0.0009256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92736">
                <text:p>0.000927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92904">
                <text:p>0.0009290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93072">
                <text:p>0.000930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9324">
                <text:p>0.00093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93408">
                <text:p>0.000934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93576">
                <text:p>0.0009357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93744">
                <text:p>0.0009374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93912">
                <text:p>0.0009391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9408">
                <text:p>0.00094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94248">
                <text:p>0.0009424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94416">
                <text:p>0.0009441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94584">
                <text:p>0.000945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94752">
                <text:p>0.0009475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9492">
                <text:p>0.000949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95088">
                <text:p>0.0009508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95256">
                <text:p>0.000952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95424">
                <text:p>0.000954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5592">
                <text:p>0.0009559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9576">
                <text:p>0.000957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95928">
                <text:p>0.0009592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96096">
                <text:p>0.0009609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96264">
                <text:p>0.000962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96432">
                <text:p>0.000964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966">
                <text:p>0.00096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96768">
                <text:p>0.000967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96936">
                <text:p>0.0009693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97104">
                <text:p>0.0009710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97272">
                <text:p>0.0009727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9744">
                <text:p>0.000974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97608">
                <text:p>0.0009760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97776">
                <text:p>0.000977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97944">
                <text:p>0.0009794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98112">
                <text:p>0.000981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9828">
                <text:p>0.000982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98448">
                <text:p>0.0009844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98616">
                <text:p>0.0009861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98784">
                <text:p>0.0009878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98952">
                <text:p>0.0009895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99288">
                <text:p>0.0009928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99456">
                <text:p>0.00099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99624">
                <text:p>0.0009962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99792">
                <text:p>0.0009979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00128">
                <text:p>0.0010012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00296">
                <text:p>0.0010029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00464">
                <text:p>0.001004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0632">
                <text:p>0.0010063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008">
                <text:p>0.0010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00968">
                <text:p>0.0010096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01136">
                <text:p>0.0010113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01304">
                <text:p>0.0010130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01472">
                <text:p>0.0010147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0164">
                <text:p>0.001016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01808">
                <text:p>0.0010180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01976">
                <text:p>0.001019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02144">
                <text:p>0.0010214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02312">
                <text:p>0.0010231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0248">
                <text:p>0.00102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02648">
                <text:p>0.001026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02816">
                <text:p>0.0010281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02984">
                <text:p>0.001029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03152">
                <text:p>0.0010315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0332">
                <text:p>0.001033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3488">
                <text:p>0.0010348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3656">
                <text:p>0.0010365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03824">
                <text:p>0.0010382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03992">
                <text:p>0.0010399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0416">
                <text:p>0.001041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04328">
                <text:p>0.0010432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04496">
                <text:p>0.0010449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04664">
                <text:p>0.0010466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04832">
                <text:p>0.0010483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05">
                <text:p>0.00105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05168">
                <text:p>0.0010516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05336">
                <text:p>0.0010533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05504">
                <text:p>0.001055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05672">
                <text:p>0.0010567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584">
                <text:p>0.001058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6008">
                <text:p>0.0010600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6176">
                <text:p>0.0010617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6344">
                <text:p>0.0010634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06512">
                <text:p>0.001065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0668">
                <text:p>0.00106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06848">
                <text:p>0.001068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07016">
                <text:p>0.001070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07184">
                <text:p>0.0010718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07352">
                <text:p>0.0010735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0752">
                <text:p>0.001075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07688">
                <text:p>0.0010768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07856">
                <text:p>0.001078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08024">
                <text:p>0.0010802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08192">
                <text:p>0.0010819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0836">
                <text:p>0.00108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08528">
                <text:p>0.0010852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08696">
                <text:p>0.0010869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08864">
                <text:p>0.0010886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092">
                <text:p>0.00109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09368">
                <text:p>0.0010936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09536">
                <text:p>0.00109536</text:p>
              </table:table-cell>
              <table:table-cell office:value-type="float" office:value="0">
                <text:p>0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09704">
                <text:p>0.0010970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09872">
                <text:p>0.0010987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1004">
                <text:p>0.001100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10208">
                <text:p>0.0011020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10376">
                <text:p>0.0011037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10544">
                <text:p>0.0011054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10712">
                <text:p>0.0011071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1088">
                <text:p>0.00110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11048">
                <text:p>0.0011104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11216">
                <text:p>0.0011121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11384">
                <text:p>0.001113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11552">
                <text:p>0.0011155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1172">
                <text:p>0.00111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11888">
                <text:p>0.0011188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12056">
                <text:p>0.001120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12224">
                <text:p>0.0011222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12392">
                <text:p>0.0011239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1256">
                <text:p>0.001125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12728">
                <text:p>0.001127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12896">
                <text:p>0.001128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13064">
                <text:p>0.001130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13232">
                <text:p>0.001132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134">
                <text:p>0.00113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13568">
                <text:p>0.0011356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13736">
                <text:p>0.0011373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13904">
                <text:p>0.0011390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14072">
                <text:p>0.001140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1424">
                <text:p>0.00114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14408">
                <text:p>0.001144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14576">
                <text:p>0.0011457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14744">
                <text:p>0.0011474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14912">
                <text:p>0.0011491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1508">
                <text:p>0.00115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15248">
                <text:p>0.0011524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15416">
                <text:p>0.0011541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15584">
                <text:p>0.0011558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15752">
                <text:p>0.0011575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1592">
                <text:p>0.001159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16088">
                <text:p>0.0011608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16256">
                <text:p>0.0011625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16424">
                <text:p>0.001164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16592">
                <text:p>0.001165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1676">
                <text:p>0.00116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16928">
                <text:p>0.0011692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17096">
                <text:p>0.0011709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17264">
                <text:p>0.001172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17432">
                <text:p>0.001174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176">
                <text:p>0.00117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17768">
                <text:p>0.001177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17936">
                <text:p>0.001179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18104">
                <text:p>0.0011810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18272">
                <text:p>0.0011827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1844">
                <text:p>0.001184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18608">
                <text:p>0.0011860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18776">
                <text:p>0.0011877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18944">
                <text:p>0.0011894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19112">
                <text:p>0.0011911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1928">
                <text:p>0.001192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19448">
                <text:p>0.00119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19616">
                <text:p>0.0011961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19784">
                <text:p>0.0011978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19952">
                <text:p>0.0011995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2012">
                <text:p>0.001201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20288">
                <text:p>0.0012028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20456">
                <text:p>0.0012045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20624">
                <text:p>0.0012062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20792">
                <text:p>0.0012079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2096">
                <text:p>0.001209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21128">
                <text:p>0.0012112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21296">
                <text:p>0.0012129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21464">
                <text:p>0.001214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21632">
                <text:p>0.0012163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218">
                <text:p>0.00121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21968">
                <text:p>0.0012196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22136">
                <text:p>0.0012213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22304">
                <text:p>0.0012230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22472">
                <text:p>0.0012247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264">
                <text:p>0.00122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2808">
                <text:p>0.0012280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22976">
                <text:p>0.0012297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23144">
                <text:p>0.0012314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23312">
                <text:p>0.0012331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2348">
                <text:p>0.001234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23648">
                <text:p>0.0012364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23816">
                <text:p>0.0012381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23984">
                <text:p>0.0012398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24152">
                <text:p>0.0012415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2432">
                <text:p>0.001243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24488">
                <text:p>0.0012448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24656">
                <text:p>0.0012465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24824">
                <text:p>0.0012482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24992">
                <text:p>0.0012499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2516">
                <text:p>0.001251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25328">
                <text:p>0.0012532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25496">
                <text:p>0.0012549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25664">
                <text:p>0.0012566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25832">
                <text:p>0.0012583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26">
                <text:p>0.0012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26168">
                <text:p>0.0012616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26336">
                <text:p>0.0012633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26504">
                <text:p>0.001265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26672">
                <text:p>0.001266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2684">
                <text:p>0.00126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27008">
                <text:p>0.0012700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27176">
                <text:p>0.001271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27344">
                <text:p>0.0012734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27512">
                <text:p>0.0012751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2768">
                <text:p>0.001276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27848">
                <text:p>0.001278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28016">
                <text:p>0.001280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28184">
                <text:p>0.0012818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28352">
                <text:p>0.0012835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852">
                <text:p>0.00128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8688">
                <text:p>0.0012868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8856">
                <text:p>0.0012885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024">
                <text:p>0.00129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2">
                <text:p>0.0012919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36">
                <text:p>0.00129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9528">
                <text:p>0.00129528</text:p>
              </table:table-cell>
              <table:table-cell office:value-type="float" office:value="0">
                <text:p>0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9696">
                <text:p>0.0012969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9864">
                <text:p>0.0012986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30032">
                <text:p>0.00130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302">
                <text:p>0.00130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30368">
                <text:p>0.001303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30536">
                <text:p>0.0013053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30704">
                <text:p>0.0013070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30872">
                <text:p>0.0013087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3104">
                <text:p>0.001310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31208">
                <text:p>0.0013120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31376">
                <text:p>0.001313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31544">
                <text:p>0.0013154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31712">
                <text:p>0.0013171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3188">
                <text:p>0.001318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32048">
                <text:p>0.0013204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32216">
                <text:p>0.0013221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32384">
                <text:p>0.0013238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32552">
                <text:p>0.0013255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3272">
                <text:p>0.00132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32888">
                <text:p>0.001328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33056">
                <text:p>0.0013305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33224">
                <text:p>0.001332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33392">
                <text:p>0.0013339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3356">
                <text:p>0.001335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33728">
                <text:p>0.0013372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33896">
                <text:p>0.0013389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34064">
                <text:p>0.0013406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134232">
                <text:p>0.0013423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1344">
                <text:p>0.0013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134568">
                <text:p>0.0013456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34736">
                <text:p>0.0013473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134904">
                <text:p>0.0013490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135072">
                <text:p>0.001350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3524">
                <text:p>0.00135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35408">
                <text:p>0.001354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135576">
                <text:p>0.0013557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135744">
                <text:p>0.001357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135912">
                <text:p>0.0013591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3608">
                <text:p>0.00136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136248">
                <text:p>0.001362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36416">
                <text:p>0.001364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136584">
                <text:p>0.0013658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136752">
                <text:p>0.0013675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13692">
                <text:p>0.001369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137088">
                <text:p>0.0013708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37256">
                <text:p>0.0013725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37424">
                <text:p>0.0013742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137592">
                <text:p>0.0013759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13776">
                <text:p>0.00137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137928">
                <text:p>0.0013792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138096">
                <text:p>0.001380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138264">
                <text:p>0.0013826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8432">
                <text:p>0.0013843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386">
                <text:p>0.00138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138768">
                <text:p>0.0013876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138936">
                <text:p>0.0013893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139104">
                <text:p>0.001391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139272">
                <text:p>0.0013927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39608">
                <text:p>0.0013960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39776">
                <text:p>0.0013977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139944">
                <text:p>0.0013994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140112">
                <text:p>0.0014011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14028">
                <text:p>0.001402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40448">
                <text:p>0.001404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40616">
                <text:p>0.001406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40784">
                <text:p>0.0014078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40952">
                <text:p>0.0014095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4112">
                <text:p>0.001411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41288">
                <text:p>0.0014128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41456">
                <text:p>0.0014145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41624">
                <text:p>0.0014162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41792">
                <text:p>0.001417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4196">
                <text:p>0.001419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42128">
                <text:p>0.001421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42296">
                <text:p>0.0014229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42464">
                <text:p>0.0014246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42632">
                <text:p>0.0014263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28">
                <text:p>0.0014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2968">
                <text:p>0.001429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43136">
                <text:p>0.0014313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43472">
                <text:p>0.0014347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4364">
                <text:p>0.001436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43808">
                <text:p>0.0014380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143976">
                <text:p>0.0014397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144144">
                <text:p>0.0014414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144312">
                <text:p>0.0014431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14448">
                <text:p>0.001444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144648">
                <text:p>0.0014464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144816">
                <text:p>0.0014481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144984">
                <text:p>0.0014498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145152">
                <text:p>0.0014515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14532">
                <text:p>0.001453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145488">
                <text:p>0.0014548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45656">
                <text:p>0.0014565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45824">
                <text:p>0.0014582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145992">
                <text:p>0.0014599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14616">
                <text:p>0.001461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146328">
                <text:p>0.0014632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46496">
                <text:p>0.0014649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146664">
                <text:p>0.0014666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146832">
                <text:p>0.001468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147">
                <text:p>0.00147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147168">
                <text:p>0.0014716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147336">
                <text:p>0.0014733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147504">
                <text:p>0.0014750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47672">
                <text:p>0.0014767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14784">
                <text:p>0.001478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48008">
                <text:p>0.001480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148176">
                <text:p>0.0014817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148344">
                <text:p>0.0014834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148512">
                <text:p>0.0014851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14868">
                <text:p>0.001486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148848">
                <text:p>0.0014884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49016">
                <text:p>0.00149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149184">
                <text:p>0.0014918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149352">
                <text:p>0.0014935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14952">
                <text:p>0.0014952</text:p>
              </table:table-cell>
              <table:table-cell office:value-type="float" office:value="0">
                <text:p>0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149688">
                <text:p>0.0014968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49856">
                <text:p>0.0014985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150024">
                <text:p>0.00150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150192">
                <text:p>0.0015019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150528">
                <text:p>0.0015052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150696">
                <text:p>0.0015069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150864">
                <text:p>0.0015086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151032">
                <text:p>0.0015103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1512">
                <text:p>0.00151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151368">
                <text:p>0.001513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51536">
                <text:p>0.0015153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151704">
                <text:p>0.0015170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151872">
                <text:p>0.0015187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5204">
                <text:p>0.001520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52208">
                <text:p>0.0015220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152376">
                <text:p>0.0015237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52544">
                <text:p>0.0015254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152712">
                <text:p>0.001527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5288">
                <text:p>0.00152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53048">
                <text:p>0.0015304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53216">
                <text:p>0.001532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53384">
                <text:p>0.0015338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53552">
                <text:p>0.0015355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15372">
                <text:p>0.001537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153888">
                <text:p>0.0015388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154056">
                <text:p>0.001540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154224">
                <text:p>0.001542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154392">
                <text:p>0.0015439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5456">
                <text:p>0.001545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54728">
                <text:p>0.0015472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154896">
                <text:p>0.0015489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55064">
                <text:p>0.0015506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55232">
                <text:p>0.0015523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1554">
                <text:p>0.00155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155568">
                <text:p>0.0015556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155736">
                <text:p>0.0015573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155904">
                <text:p>0.0015590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156072">
                <text:p>0.0015607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15624">
                <text:p>0.001562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156408">
                <text:p>0.001564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156576">
                <text:p>0.0015657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156744">
                <text:p>0.0015674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56912">
                <text:p>0.001569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5708">
                <text:p>0.001570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157248">
                <text:p>0.0015724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157416">
                <text:p>0.0015741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57584">
                <text:p>0.0015758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157752">
                <text:p>0.001577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15792">
                <text:p>0.001579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158088">
                <text:p>0.0015808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158256">
                <text:p>0.0015825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158424">
                <text:p>0.0015842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158592">
                <text:p>0.0015859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15876">
                <text:p>0.001587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158928">
                <text:p>0.0015892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159096">
                <text:p>0.0015909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159264">
                <text:p>0.0015926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59432">
                <text:p>0.001594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1596">
                <text:p>0.00159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159768">
                <text:p>0.0015976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159936">
                <text:p>0.0015993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160104">
                <text:p>0.0016010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160272">
                <text:p>0.0016027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16044">
                <text:p>0.001604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60608">
                <text:p>0.0016060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160776">
                <text:p>0.0016077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60944">
                <text:p>0.0016094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61112">
                <text:p>0.0016111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16128">
                <text:p>0.001612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161448">
                <text:p>0.001614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161616">
                <text:p>0.001616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161784">
                <text:p>0.0016178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161952">
                <text:p>0.001619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6212">
                <text:p>0.001621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162288">
                <text:p>0.0016228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162456">
                <text:p>0.0016245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162624">
                <text:p>0.0016262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62792">
                <text:p>0.001627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6296">
                <text:p>0.00162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163128">
                <text:p>0.0016312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163296">
                <text:p>0.0016329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163464">
                <text:p>0.0016346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163632">
                <text:p>0.0016363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1638">
                <text:p>0.00163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163968">
                <text:p>0.0016396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164136">
                <text:p>0.0016413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164304">
                <text:p>0.001643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164472">
                <text:p>0.0016447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16464">
                <text:p>0.001646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164808">
                <text:p>0.0016480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164976">
                <text:p>0.0016497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165144">
                <text:p>0.0016514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165312">
                <text:p>0.0016531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16548">
                <text:p>0.001654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165648">
                <text:p>0.0016564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165816">
                <text:p>0.0016581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165984">
                <text:p>0.0016598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166152">
                <text:p>0.0016615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16632">
                <text:p>0.001663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66488">
                <text:p>0.0016648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66656">
                <text:p>0.001666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66824">
                <text:p>0.001668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166992">
                <text:p>0.0016699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16716">
                <text:p>0.001671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167328">
                <text:p>0.0016732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167496">
                <text:p>0.0016749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67664">
                <text:p>0.0016766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67832">
                <text:p>0.0016783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168">
                <text:p>0.001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168168">
                <text:p>0.0016816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68336">
                <text:p>0.001683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168504">
                <text:p>0.0016850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168672">
                <text:p>0.00168672</text:p>
              </table:table-cell>
              <table:table-cell office:value-type="float" office:value="0.8040201">
                <text:p>0.8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16884">
                <text:p>0.001688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169008">
                <text:p>0.0016900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169176">
                <text:p>0.0016917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69344">
                <text:p>0.0016934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69512">
                <text:p>0.00169512</text:p>
              </table:table-cell>
              <table:table-cell office:value-type="float" office:value="0">
                <text:p>0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6968">
                <text:p>0.00169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69848">
                <text:p>0.0016984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170016">
                <text:p>0.0017001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70184">
                <text:p>0.0017018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170352">
                <text:p>0.001703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7052">
                <text:p>0.001705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170688">
                <text:p>0.0017068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170856">
                <text:p>0.0017085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71024">
                <text:p>0.0017102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71192">
                <text:p>0.0017119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7136">
                <text:p>0.001713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71528">
                <text:p>0.0017152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171696">
                <text:p>0.001716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71864">
                <text:p>0.001718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172032">
                <text:p>0.0017203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1722">
                <text:p>0.00172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172368">
                <text:p>0.0017236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172536">
                <text:p>0.0017253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172704">
                <text:p>0.001727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172872">
                <text:p>0.001728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17304">
                <text:p>0.00173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173208">
                <text:p>0.0017320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173376">
                <text:p>0.0017337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173544">
                <text:p>0.0017354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173712">
                <text:p>0.0017371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17388">
                <text:p>0.001738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174048">
                <text:p>0.0017404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174216">
                <text:p>0.0017421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74384">
                <text:p>0.001743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174552">
                <text:p>0.0017455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17472">
                <text:p>0.001747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174888">
                <text:p>0.0017488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75056">
                <text:p>0.0017505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175224">
                <text:p>0.001752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175392">
                <text:p>0.0017539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7556">
                <text:p>0.00175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75728">
                <text:p>0.0017572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75896">
                <text:p>0.0017589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176064">
                <text:p>0.0017606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176232">
                <text:p>0.001762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1764">
                <text:p>0.0017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176568">
                <text:p>0.001765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176736">
                <text:p>0.001767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176904">
                <text:p>0.001769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177072">
                <text:p>0.0017707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17724">
                <text:p>0.001772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177408">
                <text:p>0.0017740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177576">
                <text:p>0.0017757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177744">
                <text:p>0.001777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177912">
                <text:p>0.0017791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17808">
                <text:p>0.001780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178248">
                <text:p>0.0017824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178416">
                <text:p>0.0017841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178584">
                <text:p>0.0017858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178752">
                <text:p>0.0017875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17892">
                <text:p>0.00178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179088">
                <text:p>0.0017908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179256">
                <text:p>0.0017925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179424">
                <text:p>0.00179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179592">
                <text:p>0.0017959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179928">
                <text:p>0.0017992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180096">
                <text:p>0.0018009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180264">
                <text:p>0.0018026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180432">
                <text:p>0.001804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806">
                <text:p>0.00180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180768">
                <text:p>0.0018076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180936">
                <text:p>0.0018093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181104">
                <text:p>0.0018110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181272">
                <text:p>0.0018127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18144">
                <text:p>0.001814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181608">
                <text:p>0.001816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181776">
                <text:p>0.0018177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181944">
                <text:p>0.001819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182112">
                <text:p>0.0018211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18228">
                <text:p>0.001822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182448">
                <text:p>0.0018244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182616">
                <text:p>0.0018261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182784">
                <text:p>0.001827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182952">
                <text:p>0.001829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18312">
                <text:p>0.001831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183288">
                <text:p>0.0018328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183456">
                <text:p>0.0018345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83624">
                <text:p>0.0018362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183792">
                <text:p>0.0018379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18396">
                <text:p>0.001839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184128">
                <text:p>0.0018412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184296">
                <text:p>0.0018429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184464">
                <text:p>0.0018446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184632">
                <text:p>0.0018463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1848">
                <text:p>0.00184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184968">
                <text:p>0.0018496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185136">
                <text:p>0.0018513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185304">
                <text:p>0.001853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185472">
                <text:p>0.0018547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18564">
                <text:p>0.001856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185808">
                <text:p>0.0018580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185976">
                <text:p>0.0018597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186144">
                <text:p>0.0018614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186312">
                <text:p>0.0018631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18648">
                <text:p>0.00186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186648">
                <text:p>0.0018664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86816">
                <text:p>0.001868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86984">
                <text:p>0.0018698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87152">
                <text:p>0.0018715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8732">
                <text:p>0.001873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87488">
                <text:p>0.0018748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87656">
                <text:p>0.0018765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87824">
                <text:p>0.001878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187992">
                <text:p>0.0018799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18816">
                <text:p>0.001881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188328">
                <text:p>0.0018832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188496">
                <text:p>0.0018849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188664">
                <text:p>0.00188664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188832">
                <text:p>0.0018883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189">
                <text:p>0.0018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189168">
                <text:p>0.0018916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189336">
                <text:p>0.001893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189504">
                <text:p>0.00189504</text:p>
              </table:table-cell>
              <table:table-cell office:value-type="float" office:value="0">
                <text:p>0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189672">
                <text:p>0.001896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190008">
                <text:p>0.0019000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190176">
                <text:p>0.0019017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190344">
                <text:p>0.0019034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190512">
                <text:p>0.0019051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19068">
                <text:p>0.001906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190848">
                <text:p>0.0019084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191016">
                <text:p>0.0019101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191184">
                <text:p>0.0019118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191352">
                <text:p>0.001913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19152">
                <text:p>0.001915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191688">
                <text:p>0.001916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191856">
                <text:p>0.0019185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192024">
                <text:p>0.0019202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192192">
                <text:p>0.0019219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19236">
                <text:p>0.001923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192528">
                <text:p>0.0019252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192696">
                <text:p>0.0019269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92864">
                <text:p>0.0019286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193032">
                <text:p>0.001930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1932">
                <text:p>0.0019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193368">
                <text:p>0.0019336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93536">
                <text:p>0.0019353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93704">
                <text:p>0.0019370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193872">
                <text:p>0.001938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5477387">
                <text:p>-0.05547738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19404">
                <text:p>0.001940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94208">
                <text:p>0.0019420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194376">
                <text:p>0.0019437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194544">
                <text:p>0.0019454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194712">
                <text:p>0.0019471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19488">
                <text:p>0.001948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195048">
                <text:p>0.0019504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195216">
                <text:p>0.0019521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195384">
                <text:p>0.001953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195552">
                <text:p>0.0019555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19572">
                <text:p>0.00195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195888">
                <text:p>0.0019588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196056">
                <text:p>0.0019605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196224">
                <text:p>0.0019622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196392">
                <text:p>0.0019639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19656">
                <text:p>0.00196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196728">
                <text:p>0.0019672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196896">
                <text:p>0.0019689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197064">
                <text:p>0.0019706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197232">
                <text:p>0.0019723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1974">
                <text:p>0.00197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197568">
                <text:p>0.0019756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97736">
                <text:p>0.001977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197904">
                <text:p>0.0019790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198072">
                <text:p>0.0019807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19824">
                <text:p>0.001982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98408">
                <text:p>0.0019840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198576">
                <text:p>0.0019857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198744">
                <text:p>0.0019874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198912">
                <text:p>0.0019891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199248">
                <text:p>0.0019924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199416">
                <text:p>0.0019941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199584">
                <text:p>0.0019958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199752">
                <text:p>0.0019975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14472362">
                <text:p>0.014472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